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400FD085AD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5cm, 28.801cm, 11.272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9cm" svg:height="21.59cm" svg:x="1.8cm" svg:y="2.27cm">
          <draw:image xlink:href="Pictures/100000000000050000000400FD085A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4-17T14:18:04</meta:creation-date>
    <dc:date>2013-04-17T14:18:42</dc:date>
    <meta:editing-duration>PT00H00M39S</meta:editing-duration>
    <meta:editing-cycles>1</meta:editing-cycles>
    <meta:document-statistic meta:object-count="1"/>
    <meta:generator>OpenOffice.org/3.2$Linux OpenOffice.org_project/320m19$Build-9505</meta:generator>
  </office:meta>
</office:document-meta>
</file>